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ace" officeooo:paragraph-rsid="001c1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y:</text:p>
      <text:p text:style-name="P1"/>
      <text:p text:style-name="P1">Kammkeraamika</text:p>
      <text:p text:style-name="P1"/>
      <text:p text:style-name="P1">Metalliaeg : 1800-500 ekr pronksiaeg, 500 – 1200 pkr rauaaeg, 800- 1050 viikingiaeg.</text:p>
      <text:p text:style-name="P1">Tallinn → Keskajal</text:p>
      <text:p text:style-name="P1">Muinasajal → Lindanise</text:p>
      <text:p text:style-name="P1"/>
      <text:p text:style-name="P1">Muitsne vabadusvõitlus:</text:p>
      <text:p text:style-name="P1"/>
      <text:p text:style-name="P1">1208-1227, saksa kaubandushuvid idas, ning vajadus maale, kiriku laiendamine. Muinas eesti maakonnadl, liivlased, latgalid, m66gavendade ordu, venelased, taanlased, rootslased.</text:p>
      <text:p text:style-name="P1">12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0:37:30.377929928</meta:creation-date>
    <dc:date>2022-02-09T10:54:30.775646866</dc:date>
    <meta:editing-duration>PT17M1S</meta:editing-duration>
    <meta:editing-cycles>1</meta:editing-cycles>
    <meta:document-statistic meta:table-count="0" meta:image-count="0" meta:object-count="0" meta:page-count="1" meta:paragraph-count="8" meta:word-count="42" meta:character-count="347" meta:non-whitespace-character-count="312"/>
    <meta:generator>LibreOffice/7.1.7.2$Linux_X86_64 LibreOffice_project/10$Build-2</meta:generator>
  </office:meta>
</office:document-meta>
</file>